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D00000149F8AAAB3F.png" manifest:media-type="image/png"/>
  <manifest:file-entry manifest:full-path="Pictures/100000000000029900000141AB6354EE.png" manifest:media-type="image/png"/>
  <manifest:file-entry manifest:full-path="Pictures/10000000000004B0000001903A7AC0BD.png" manifest:media-type="image/png"/>
  <manifest:file-entry manifest:full-path="Pictures/10000000000002E4000001321FECE1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533cm, -1.295cm, -0.533cm, -1.295cm)" draw:image-opacity="100%" style:mirror="none"/>
    </style:style>
    <style:style style:name="gr2" style:family="graphic" style:parent-style-name="objectwithoutfill">
      <style:graphic-properties svg:stroke-width="0.203cm" svg:stroke-color="#ff6600" draw:marker-start-width="0.503cm" draw:marker-end="" draw:marker-end-width="0.603cm" svg:stroke-opacity="100%" draw:fill="none" draw:textarea-vertical-align="middle" fo:padding-top="0.1cm" fo:padding-bottom="0.1cm" fo:padding-left="0.1cm" fo:padding-right="0.1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svg:stroke-color="#336633" draw:marker-start-width="0.352cm" draw:marker-end-width="0.352cm" draw:stroke-linejoin="round" svg:stroke-linecap="round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87cm, 1.171cm, 2.488cm, 1.95cm)" draw:image-opacity="100%" style:mirror="none"/>
    </style:style>
    <style:style style:name="gr6" style:family="graphic" style:parent-style-name="standard">
      <style:graphic-properties svg:stroke-width="0.203cm" svg:stroke-color="#ff6600" draw:marker-start-width="0.503cm" draw:marker-end-width="0.503cm" svg:stroke-opacity="100%" draw:fill="none" draw:fill-color="#ffff99" draw:opacity="50%" draw:textarea-horizontal-align="justify" draw:textarea-vertical-align="middle" draw:auto-grow-height="false" fo:padding-top="0.225cm" fo:padding-bottom="0.225cm" fo:padding-left="0.35cm" fo:padding-right="0.35cm" draw:shadow-opacity="50%"/>
    </style:style>
    <style:style style:name="gr7" style:family="graphic" style:parent-style-name="standard">
      <style:graphic-properties draw:stroke="solid" svg:stroke-width="0.102cm" svg:stroke-color="#ff6600" draw:marker-start-width="0.432cm" draw:marker-end-width="0.432cm" svg:stroke-opacity="100%" draw:fill="solid" draw:fill-color="#ffff99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3.3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1cm" fo:min-width="3.6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5.645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6.684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9cm" fo:min-width="1.141cm"/>
    </style:style>
    <style:style style:name="gr14" style:family="graphic" style:parent-style-name="standard">
      <style:graphic-properties draw:stroke="none" draw:fill="solid" draw:fill-color="#336633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102cm" svg:stroke-color="#336633" draw:marker-start-width="0.352cm" draw:marker-end-width="0.352cm" draw:fill="none" draw:textarea-vertical-align="middle" fo:padding-top="0.05cm" fo:padding-bottom="0.05cm" fo:padding-left="0.05cm" fo:padding-right="0.05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102cm" svg:stroke-color="#336633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9cm" fo:min-width="0.892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91cm" fo:min-width="0.892cm"/>
    </style:style>
    <style:style style:name="gr20" style:family="graphic" style:parent-style-name="standard">
      <style:graphic-properties draw:stroke="none" draw:fill="none" fo:min-height="1.107cm"/>
    </style:style>
    <style:style style:name="P1" style:family="paragraph">
      <style:paragraph-properties fo:text-align="center"/>
    </style:style>
    <style:style style:name="P2" style:family="paragraph">
      <style:text-properties fo:color="#336633" style:font-name="Arial" fo:font-size="16pt" fo:font-weight="bold" style:font-size-asian="16pt" style:font-weight-asian="bold" style:font-size-complex="16pt" style:font-weight-complex="bold"/>
    </style:style>
    <style:style style:name="P3" style:family="paragraph">
      <style:text-properties fo:color="#336633" style:font-name="Arial" fo:font-weight="bold" style:font-weight-asian="bold" style:font-weight-complex="bold"/>
    </style:style>
    <style:style style:name="P4" style:family="paragraph">
      <style:paragraph-properties fo:text-align="center"/>
      <style:text-properties fo:color="#336633" style:font-name="Arial" fo:font-size="22pt" style:font-size-asian="22pt" style:font-size-complex="22pt"/>
    </style:style>
    <style:style style:name="T1" style:family="text">
      <style:text-properties fo:color="#336633" style:font-name="Arial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336633" style:font-name="Arial" fo:font-weight="bold" style:font-weight-asian="bold" style:font-weight-complex="bold"/>
    </style:style>
    <style:style style:name="T3" style:family="text">
      <style:text-properties fo:color="#336633" style:font-name="Arial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7cm" svg:height="3.783cm" svg:x="3cm" svg:y="3.912cm">
          <draw:image xlink:href="Pictures/10000000000002E4000001321FECE1D4.png" xlink:type="simple" xlink:show="embed" xlink:actuate="onLoad">
            <text:p/>
          </draw:image>
        </draw:frame>
        <draw:connector draw:style-name="gr2" draw:text-style-name="P1" draw:layer="layout" draw:type="line" svg:x1="7.767cm" svg:y1="6.217cm" svg:x2="7.767cm" svg:y2="8.806cm" draw:start-shape="id1" draw:start-glue-point="8" draw:end-shape="id2" draw:end-glue-point="0" svg:d="M7767 6217v2589" svg:viewBox="0 0 1 2590">
          <text:p/>
        </draw:connector>
        <draw:custom-shape draw:style-name="gr3" draw:text-style-name="P1" xml:id="id2" draw:id="id2" draw:layer="layout" svg:width="0.444cm" svg:height="0.444cm" svg:x="7.545cm" svg:y="8.8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988cm" svg:height="10.873cm" svg:x="17.816cm" svg:y="3.084cm">
          <text:p/>
          <draw:enhanced-geometry svg:viewBox="0 0 21600 21600" draw:path-stretchpoint-x="10800" draw:path-stretchpoint-y="10800" draw:text-areas="?f3 ?f4 ?f5 ?f6" draw:type="round-rectangle" draw:modifiers="658.9830508474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" draw:id="id3">
          <draw:glue-point draw:id="4" svg:x="-3.736cm" svg:y="-5.036cm"/>
          <draw:glue-point draw:id="5" svg:x="4.246cm" svg:y="-0.448cm"/>
          <draw:glue-point draw:id="6" svg:x="3.726cm" svg:y="0.626cm"/>
          <draw:glue-point draw:id="7" svg:x="4.206cm" svg:y="1.7cm"/>
          <draw:glue-point draw:id="8" svg:x="4.206cm" svg:y="-0.09cm"/>
          <draw:glue-point draw:id="9" svg:x="4.206cm" svg:y="-0.09cm"/>
          <draw:glue-point draw:id="10" svg:x="4.206cm" svg:y="-0.448cm" draw:escape-direction="right"/>
          <draw:glue-point draw:id="11" svg:x="4.549cm" svg:y="-0.806cm"/>
          <draw:glue-point draw:id="12" svg:x="5cm" svg:y="3.133cm"/>
          <draw:glue-point draw:id="13" svg:x="5cm" svg:y="1.342cm"/>
          <draw:glue-point draw:id="14" svg:x="4.275cm" svg:y="-5.036cm"/>
          <draw:glue-point draw:id="15" svg:x="-2.5cm" svg:y="-5.142cm"/>
          <draw:frame draw:style-name="gr5" draw:text-style-name="P1" draw:layer="layout" svg:width="8.859cm" svg:height="1.968cm" svg:x="3.805cm" svg:y="8.36cm">
            <draw:image xlink:href="Pictures/10000000000004B0000001903A7AC0BD.png" xlink:type="simple" xlink:show="embed" xlink:actuate="onLoad">
              <text:p/>
            </draw:image>
          </draw:frame>
          <draw:custom-shape draw:style-name="gr6" draw:text-style-name="P1" draw:layer="layout" svg:width="9.323cm" svg:height="2.161cm" svg:x="3.603cm" svg:y="8.2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" draw:text-style-name="P1" xml:id="id1" draw:id="id1" draw:layer="layout" svg:width="0.666cm" svg:height="0.666cm" svg:x="7.434cm" svg:y="5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8.264cm" svg:y1="8.258cm" svg:x2="8.264cm" svg:y2="8.258cm" draw:start-shape="id3" draw:end-shape="id3" svg:d="M8264 8258z" svg:viewBox="0 0 1 1">
          <text:p/>
        </draw:connector>
        <draw:frame draw:style-name="gr9" draw:text-style-name="P2" draw:layer="layout" svg:width="4.253cm" svg:height="0.886cm" svg:x="19.684cm" svg:y="12.416cm">
          <draw:text-box>
            <text:p><text:span text:style-name="T1">Traffic Source</text:span></text:p>
          </draw:text-box>
        </draw:frame>
        <draw:frame draw:style-name="gr10" draw:text-style-name="P2" draw:layer="layout" svg:width="4.532cm" svg:height="0.886cm" svg:x="19.544cm" svg:y="7.01cm">
          <draw:text-box>
            <text:p><text:span text:style-name="T1">Network model</text:span></text:p>
          </draw:text-box>
        </draw:frame>
        <draw:frame draw:style-name="gr11" draw:text-style-name="P2" draw:layer="layout" svg:width="6.657cm" svg:height="0.886cm" svg:x="4.259cm" svg:y="3.09cm">
          <draw:text-box>
            <text:p><text:span text:style-name="T1">Virtualized Data Center</text:span></text:p>
          </draw:text-box>
        </draw:frame>
        <draw:frame draw:style-name="gr12" draw:text-style-name="P2" draw:layer="layout" svg:width="7.872cm" svg:height="0.886cm" svg:x="4.328cm" svg:y="10.554cm">
          <draw:text-box>
            <text:p><text:span text:style-name="T1">Time Series Decomposition</text:span></text:p>
          </draw:text-box>
        </draw:frame>
        <draw:frame draw:style-name="gr13" draw:text-style-name="P3" draw:layer="layout" svg:width="1.878cm" svg:height="0.962cm" svg:x="17.426cm" svg:y="2.707cm">
          <draw:text-box>
            <text:p><text:span text:style-name="T2">QPN</text:span></text:p>
          </draw:text-box>
        </draw:frame>
        <draw:custom-shape draw:style-name="gr14" draw:text-style-name="P1" draw:layer="layout" svg:width="1.332cm" svg:height="0.887cm" svg:x="21.191cm" svg:y="14.401cm">
          <text:p/>
          <draw:enhanced-geometry svg:viewBox="0 0 21600 21600" draw:text-areas="?f0 0 ?f2 ?f5" draw:type="down-arrow" draw:modifiers="7348.67256637168 4263.3442622950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5" draw:text-style-name="P1" draw:layer="layout" svg:x1="17.816cm" svg:y1="8.188cm" svg:x2="25.804cm" svg:y2="8.188cm">
          <text:p/>
        </draw:line>
        <draw:frame draw:style-name="gr16" draw:text-style-name="P1" draw:layer="layout" svg:width="6.371cm" svg:height="3.075cm" svg:x="18.759cm" svg:y="3.829cm">
          <draw:image xlink:href="Pictures/100000000000029900000141AB6354EE.png" xlink:type="simple" xlink:show="embed" xlink:actuate="onLoad">
            <text:p/>
          </draw:image>
        </draw:frame>
        <draw:frame draw:style-name="gr16" draw:text-style-name="P1" draw:layer="layout" svg:width="6.925cm" svg:height="2.917cm" svg:x="18.482cm" svg:y="9.039cm">
          <draw:image xlink:href="Pictures/100000000000030D00000149F8AAAB3F.png" xlink:type="simple" xlink:show="embed" xlink:actuate="onLoad">
            <text:p/>
          </draw:image>
        </draw:frame>
        <draw:line draw:style-name="gr17" draw:text-style-name="P1" draw:layer="layout" svg:x1="12.515cm" svg:y1="11.002cm" svg:x2="18.973cm" svg:y2="11.002cm">
          <text:p/>
        </draw:line>
        <draw:line draw:style-name="gr17" draw:text-style-name="P1" draw:layer="layout" svg:x1="12.538cm" svg:y1="5.922cm" svg:x2="18.973cm" svg:y2="5.922cm">
          <text:p/>
        </draw:line>
        <draw:frame draw:style-name="gr18" draw:text-style-name="P3" draw:layer="layout" svg:width="1.594cm" svg:height="0.962cm" svg:x="14.715cm" svg:y="5.502cm">
          <draw:text-box>
            <text:p><text:span text:style-name="T2">DNI</text:span></text:p>
          </draw:text-box>
        </draw:frame>
        <draw:frame draw:style-name="gr19" draw:text-style-name="P3" draw:layer="layout" svg:width="1.594cm" svg:height="0.962cm" svg:x="14.715cm" svg:y="10.581cm">
          <draw:text-box>
            <text:p><text:span text:style-name="T2">DNI</text:span></text:p>
          </draw:text-box>
        </draw:frame>
        <draw:frame draw:style-name="gr20" draw:text-style-name="P4" draw:layer="layout" svg:width="5.544cm" svg:height="1.357cm" svg:x="19.038cm" svg:y="15.443cm">
          <draw:text-box>
            <text:p text:style-name="P1"><text:span text:style-name="T3">Simul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liam Simko</meta:initial-creator>
    <meta:creation-date>2016-03-08T11:32:44.961885681</meta:creation-date>
    <dc:date>2016-03-08T11:37:23.668608801</dc:date>
    <dc:creator>Viliam Simko</dc:creator>
    <meta:editing-duration>P0D</meta:editing-duration>
    <meta:editing-cycles>1</meta:editing-cycles>
    <meta:document-statistic meta:object-count="23"/>
    <meta:generator>LibreOffice/4.2.8.2$Linux_X86_64 LibreOffice_project/420m0$Build-2</meta:generator>
  </office:meta>
</office:document-meta>
</file>